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size="18pt" style:font-size-asian="18pt" style:font-size-complex="18pt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25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26" style:parent-style-name="Normal" style:family="paragraph">
      <style:paragraph-properties fo:text-align="center"/>
    </style:style>
    <style:style style:name="T27" style:parent-style-name="DefaultParagraphFont" style:family="text">
      <style:text-properties fo:font-size="18pt" style:font-size-asian="18pt" style:font-size-complex="18pt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/>
    </style:style>
    <style:style style:name="P43" style:parent-style-name="Normal" style:family="paragraph">
      <style:paragraph-properties fo:text-align="center"/>
    </style:style>
    <style:style style:name="P44" style:parent-style-name="Normal" style:family="paragraph">
      <style:paragraph-properties fo:text-align="center"/>
    </style:style>
    <style:style style:name="P45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46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47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48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49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50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51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52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56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57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58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61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62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63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65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66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67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68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69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70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71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72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73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74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76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78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81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82" style:parent-style-name="Normal" style:family="paragraph">
      <style:paragraph-properties>
        <style:tab-stops>
          <style:tab-stop style:type="left" style:position="4.875in"/>
        </style:tab-stops>
      </style:paragraph-properties>
    </style:style>
    <style:style style:name="P83" style:parent-style-name="Normal" style:family="paragraph">
      <style:paragraph-properties fo:text-indent="0.4916in"/>
    </style:style>
    <style:style style:name="P84" style:parent-style-name="Normal" style:family="paragraph">
      <style:paragraph-properties fo:text-indent="0.4916in"/>
    </style:style>
  </office:automatic-styles>
  <office:body>
    <office:text text:use-soft-page-breaks="true">
      <text:p text:style-name="P1">UNIVERSITATEA “LUCIAN BLAGA” DIN SIBIU</text:p>
      <text:p text:style-name="Normal">FACULTATEA DE INGINERIE DEPARTAMENTUL</text:p>
      <text:p text:style-name="Normal">DE CALCULATOARE ŞI INGINERIE ELECTRICĂ</text:p>
      <text:p text:style-name="Normal">TEHNOLOGIA INFORMAȚIEI</text:p>
      <text:p text:style-name="Normal"/>
      <text:p text:style-name="Normal"/>
      <text:p text:style-name="Normal"/>
      <text:p text:style-name="Normal"/>
      <text:p text:style-name="Normal"/>
      <text:p text:style-name="P2"><text:span text:style-name="T3">PROIECT DE DIPLOMĂ</text:span></text:p>
      <text:p text:style-name="P4"/>
      <text:p text:style-name="P5"/>
      <text:p text:style-name="P6"/>
      <text:p text:style-name="P7"/>
      <text:p text:style-name="P8"/>
      <text:p text:style-name="P9"/>
      <text:p text:style-name="P10"><text:s text:c="79"/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 text:c="81"/><text:s text:c="7"/>Nume<text:s/>absolventului: POPA DOROTEEA CRISTINA</text:p>
      <text:p text:style-name="P19"><text:s text:c="77"/>Anul:2024</text:p>
      <text:p text:style-name="P20"><text:tab/></text:p>
      <text:p text:style-name="P21"/>
      <text:p text:style-name="P22"/>
      <text:p text:style-name="P23"/>
      <text:p text:style-name="P24"/>
      <text:soft-page-break/>
      <text:p text:style-name="Normal">UNIVERSITATEA “LUCIAN BLAGA” DIN SIBIU</text:p>
      <text:p text:style-name="Normal">FACULTATEA DE INGINERIE DEPARTAMENTUL</text:p>
      <text:p text:style-name="Normal">DE CALCULATOARE ŞI INGINERIE ELECTRICĂ</text:p>
      <text:p text:style-name="Normal">TEHNOLOGIA INFORMAȚIEI</text:p>
      <text:p text:style-name="Normal"/>
      <text:p text:style-name="Normal"/>
      <text:p text:style-name="Normal"/>
      <text:p text:style-name="Normal"/>
      <text:p text:style-name="Normal"/>
      <text:p text:style-name="P25">PROIECT DE DIPLOMĂ</text:p>
      <text:p text:style-name="P26"><text:span text:style-name="T27">APLICAȚIE GESTIONARE DE PROIECTE DEP.CIE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><text:s text:c="79"/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 text:c="88"/>Nume absolventului: POPA DOROTEEA CRISTINA</text:p>
      <text:p text:style-name="P43"><text:s text:c="49"/>Numele cadrului didactic indrumator: CREȚTULESCU RADU</text:p>
      <text:p text:style-name="P44"><text:s text:c="77"/>Anul:2024</text:p>
      <text:p text:style-name="P45"><text:tab/></text:p>
      <text:p text:style-name="P46"/>
      <text:soft-page-break/>
      <text:p text:style-name="P47">PLAN TEMATIC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p text:style-name="P78">CUPRINS</text:p>
      <text:p text:style-name="P79"/>
      <text:p text:style-name="P80"/>
      <text:p text:style-name="P81"/>
      <text:p text:style-name="P8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roteea popa</meta:initial-creator>
    <dc:creator>doroteea popa</dc:creator>
    <meta:creation-date>2024-05-07T10:54:00Z</meta:creation-date>
    <dc:date>2024-05-07T11:20:00Z</dc:date>
    <meta:template xlink:href="Normal.dotm" xlink:type="simple"/>
    <meta:editing-cycles>1</meta:editing-cycles>
    <meta:editing-duration>PT1560S</meta:editing-duration>
    <meta:document-statistic meta:page-count="5" meta:paragraph-count="2" meta:word-count="173" meta:character-count="1181" meta:row-count="8" meta:non-whitespace-character-count="1010"/>
  </office:meta>
</office:document-meta>
</file>